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1.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ext-properties fo:color="#c9211e" fo:font-size="12pt" style:font-size-asian="12pt" style:font-size-complex="12pt"/>
    </style:style>
    <style:style style:name="ce46" style:family="table-cell" style:parent-style-name="Default">
      <style:text-properties style:use-window-font-color="true" fo:font-size="12pt" style:font-size-asian="12pt" style:font-size-complex="12pt"/>
    </style:style>
    <style:style style:name="ce47" style:family="table-cell" style:parent-style-name="Default">
      <style:table-cell-properties fo:background-color="#afd095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ackground-color="#afd095"/>
      <style:text-properties fo:font-size="12pt" style:font-size-asian="12pt" style:font-size-complex="12pt"/>
    </style:style>
    <style:style style:name="ce50" style:family="table-cell" style:parent-style-name="Default" style:data-style-name="N2">
      <style:table-cell-properties fo:background-color="#ffffa6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52" style:family="table-cell" style:parent-style-name="Default" style:data-style-name="N2">
      <style:table-cell-properties fo:background-color="#ffb66c"/>
      <style:text-properties fo:font-size="12pt" style:font-size-asian="12pt" style:font-size-complex="12pt"/>
    </style:style>
    <style:style style:name="ce53" style:family="table-cell" style:parent-style-name="Default" style:data-style-name="N2">
      <style:text-properties fo:font-size="12pt" style:font-size-asian="12pt" style:font-size-complex="12pt"/>
    </style:style>
    <style:style style:name="ce54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afd095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ffffa6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b66c"/>
      <style:text-properties fo:font-size="12pt" style:font-size-asian="12pt" style:font-size-complex="12pt"/>
    </style:style>
    <style:style style:name="ce56" style:family="table-cell" style:parent-style-name="Default" style:data-style-name="N2">
      <style:table-cell-properties fo:background-color="#ff6d6d"/>
      <style:text-properties fo:font-size="12pt" style:font-size-asian="12pt" style:font-size-complex="12pt"/>
    </style:style>
    <style:style style:name="ce57" style:family="table-cell" style:parent-style-name="Default" style:data-style-name="N2">
      <style:table-cell-properties fo:background-color="transparent"/>
      <style:text-properties fo:font-size="12pt" style:font-size-asian="12pt" style:font-size-complex="12pt"/>
    </style:style>
    <style:style style:name="ce61" style:family="table-cell" style:parent-style-name="Default" style:data-style-name="N122">
      <style:text-properties fo:font-size="12pt" style:font-size-asian="12pt" style:font-size-complex="12pt"/>
    </style:style>
    <style:style style:name="ce62" style:family="table-cell" style:parent-style-name="Default" style:data-style-name="N122">
      <style:table-cell-properties fo:background-color="#ffb66c"/>
      <style:text-properties fo:font-size="12pt" style:font-size-asian="12pt" style:font-size-complex="12pt"/>
    </style:style>
    <style:style style:name="ce21" style:family="table-cell" style:parent-style-name="Default" style:data-style-name="N2"/>
    <style:style style:name="ce59" style:family="table-cell" style:parent-style-name="Default" style:data-style-name="N121">
      <style:text-properties fo:font-size="12pt" style:font-size-asian="12pt" style:font-size-complex="12pt"/>
    </style:style>
    <style:style style:name="ce2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ntum calculator" table:style-name="ta1">
        <table:table-column table:style-name="co1" table:number-columns-repeated="5" table:default-cell-style-name="ce43"/>
        <table:table-column table:style-name="co1" table:default-cell-style-name="ce53"/>
        <table:table-column table:style-name="co1" table:number-columns-repeated="1018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MINMARK</text:p>
          </table:table-cell>
          <table:table-cell table:number-columns-repeated="2"/>
          <table:table-cell table:style-name="ce54"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Corrected or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sured MLIPS</text:p>
          </table:table-cell>
          <table:table-cell office:value-type="string" calcext:value-type="string">
            <text:p>Power MLIP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rder (n)</text:p>
          </table:table-cell>
          <table:table-cell table:style-name="ce47" office:value-type="float" office:value="16" calcext:value-type="float">
            <text:p>16</text:p>
          </table:table-cell>
          <table:table-cell/>
          <table:table-cell office:value-type="string" calcext:value-type="string">
            <text:p>Order (n)</text:p>
          </table:table-cell>
          <table:table-cell table:style-name="ce50" table:formula="of:=[.C4]*[.F9]/[.C9]" office:value-type="float" office:value="39.0454545454545" calcext:value-type="float">
            <text:p>39.05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50" table:formula="of:=[.$I$8]*[.$H4]" office:value-type="float" office:value="2.66666666666667" calcext:value-type="float">
            <text:p>2.67</text:p>
          </table:table-cell>
          <table:table-cell table:style-name="ce50" table:formula="of:=([.$C$4]-[.$I$4])/([.$I$5]-[.$I$4])" office:value-type="float" office:value="0.161290322580645" calcext:value-type="float">
            <text:p>0.16</text:p>
          </table:table-cell>
          <table:table-cell table:style-name="ce49" office:value-type="float" office:value="112" calcext:value-type="float">
            <text:p>112.00</text:p>
          </table:table-cell>
          <table:table-cell table:style-name="ce62" table:formula="of:=[.$K$4]+([.$K$5]-[.$K$4])*[.$J$4]^([.$L$8]+([.$L$9]-[.$L$8])*[.$J$4])" office:value-type="float" office:value="74.5029903488756" calcext:value-type="float">
            <text:p>74.5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tes</text:p>
          </table:table-cell>
          <table:table-cell table:style-name="ce48" table:formula="of:=2*[.C4]" office:value-type="float" office:value="32" calcext:value-type="float">
            <text:p>32</text:p>
          </table:table-cell>
          <table:table-cell/>
          <table:table-cell table:style-name="ce45" office:value-type="string" calcext:value-type="string">
            <text:p>Gates</text:p>
          </table:table-cell>
          <table:table-cell table:style-name="ce14" office:value-type="float" office:value="104" calcext:value-type="float">
            <text:p>104</text:p>
          </table:table-cell>
          <table:table-cell/>
          <table:table-cell table:style-name="ce47" office:value-type="float" office:value="64" calcext:value-type="float">
            <text:p>64</text:p>
          </table:table-cell>
          <table:table-cell table:style-name="ce50" table:formula="of:=[.$I$8]*[.$H5]" office:value-type="float" office:value="85.3333333333333" calcext:value-type="float">
            <text:p>85.33</text:p>
          </table:table-cell>
          <table:table-cell table:style-name="ce53"/>
          <table:table-cell table:style-name="ce49" office:value-type="float" office:value="25" calcext:value-type="float">
            <text:p>25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oints</text:p>
          </table:table-cell>
          <table:table-cell table:style-name="ce48" table:formula="of:=10*[.C4]" office:value-type="float" office:value="160" calcext:value-type="float">
            <text:p>160</text:p>
          </table:table-cell>
          <table:table-cell/>
          <table:table-cell table:style-name="ce45" office:value-type="string" calcext:value-type="string">
            <text:p>Joints</text:p>
          </table:table-cell>
          <table:table-cell table:style-name="ce14" office:value-type="float" office:value="374" calcext:value-type="float">
            <text:p>374</text:p>
          </table:table-cell>
          <table:table-cell table:number-columns-repeated="2"/>
          <table:table-cell table:style-name="ce53"/>
          <table:table-cell table:style-name="ce50" table:formula="of:=([.$F$4]-[.$I$4])/([.$I$5]-[.$I$4])" office:value-type="float" office:value="0.440065982404692" calcext:value-type="float">
            <text:p>0.44</text:p>
          </table:table-cell>
          <table:table-cell/>
          <table:table-cell table:style-name="ce62" table:formula="of:=[.$K$4]+([.$K$5]-[.$K$4])*[.$J$6]^([.$L$8]+([.$L$9]-[.$L$8])*[.$J$6])" office:value-type="float" office:value="44.4328389965563" calcext:value-type="float">
            <text:p>44.4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lays</text:p>
          </table:table-cell>
          <table:table-cell table:style-name="ce48" table:formula="of:=4*[.C4]" office:value-type="float" office:value="64" calcext:value-type="float">
            <text:p>64</text:p>
          </table:table-cell>
          <table:table-cell/>
          <table:table-cell table:style-name="ce45" office:value-type="string" calcext:value-type="string">
            <text:p>Delays</text:p>
          </table:table-cell>
          <table:table-cell table:style-name="ce14"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8" table:formula="of:=SUM([.C5:.C7])" office:value-type="float" office:value="256" calcext:value-type="float">
            <text:p>256</text:p>
          </table:table-cell>
          <table:table-cell/>
          <table:table-cell office:value-type="string" calcext:value-type="string">
            <text:p>Nodes</text:p>
          </table:table-cell>
          <table:table-cell table:style-name="ce15" table:formula="of:=SUM([.F5:.F7])" office:value-type="float" office:value="620" calcext:value-type="float">
            <text:p>620</text:p>
          </table:table-cell>
          <table:table-cell/>
          <table:table-cell office:value-type="string" calcext:value-type="string">
            <text:p>Ratio</text:p>
          </table:table-cell>
          <table:table-cell table:style-name="ce49" table:formula="of:=4/3" office:value-type="float" office:value="1.33333333333333" calcext:value-type="float">
            <text:p>1.33</text:p>
          </table:table-cell>
          <table:table-cell table:style-name="ce53"/>
          <table:table-cell table:style-name="ce61" office:value-type="string" calcext:value-type="string">
            <text:p>Max power</text:p>
          </table:table-cell>
          <table:table-cell table:style-name="ce47" office:value-type="float" office:value="0.55" calcext:value-type="float">
            <text:p>0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dges</text:p>
          </table:table-cell>
          <table:table-cell table:style-name="ce48" table:formula="of:=3*([.C5]+[.C6])/2+[.C7]" office:value-type="float" office:value="352" calcext:value-type="float">
            <text:p>352</text:p>
          </table:table-cell>
          <table:table-cell/>
          <table:table-cell office:value-type="string" calcext:value-type="string">
            <text:p>Edges</text:p>
          </table:table-cell>
          <table:table-cell table:style-name="ce15" table:formula="of:=3*([.F5]+[.F6])/2+[.F7]" office:value-type="float" office:value="859" calcext:value-type="float">
            <text:p>859</text:p>
          </table:table-cell>
          <table:table-cell table:number-columns-repeated="4"/>
          <table:table-cell table:style-name="ce61" office:value-type="string" calcext:value-type="string">
            <text:p>Min power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puts</text:p>
          </table:table-cell>
          <table:table-cell table:style-name="ce48" table:formula="of:=[.C4]" office:value-type="float" office:value="16" calcext:value-type="float">
            <text:p>16</text:p>
          </table:table-cell>
          <table:table-cell/>
          <table:table-cell table:style-name="ce45" office:value-type="string" calcext:value-type="string">
            <text:p>Outputs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/>
          <table:table-cell table:style-name="ce53" table:number-columns-repeated="2"/>
          <table:table-cell table:style-name="ce6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ing (-r)</text:p>
          </table:table-cell>
          <table:table-cell table:style-name="ce47" office:value-type="float" office:value="8" calcext:value-type="float">
            <text:p>8</text:p>
          </table:table-cell>
          <table:table-cell/>
          <table:table-cell office:value-type="string" calcext:value-type="string">
            <text:p>Ring (-r)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44" office:value-type="string" calcext:value-type="string">
            <text:p>wm</text:p>
          </table:table-cell>
          <table:table-cell table:style-name="ce53" table:number-columns-repeated="2"/>
          <table:table-cell table:style-name="ce61"/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style-name="ce53" table:number-columns-repeated="2"/>
          <table:table-cell table:style-name="ce61"/>
          <table:table-cell table:number-columns-repeated="1013"/>
        </table:table-row>
        <table:table-row table:style-name="ro1">
          <table:table-cell/>
          <table:table-cell table:style-name="ce45" office:value-type="string" calcext:value-type="string">
            <text:p>MLIPS free</text:p>
          </table:table-cell>
          <table:table-cell table:style-name="ce49" office:value-type="float" office:value="71" calcext:value-type="float">
            <text:p>71.00</text:p>
          </table:table-cell>
          <table:table-cell/>
          <table:table-cell office:value-type="string" calcext:value-type="string">
            <text:p>MLIPS free</text:p>
          </table:table-cell>
          <table:table-cell table:style-name="ce50" table:formula="of:=[.C13]/[.L4]*[.L6]" office:value-type="float" office:value="42.3436905550074" calcext:value-type="float">
            <text:p>42.34</text:p>
          </table:table-cell>
          <table:table-cell/>
          <table:table-cell office:value-type="string" calcext:value-type="string">
            <text:p>Network ok -- 859 edges, 620 nodes (104 gates + 374 joints + 142 delays), 4 inputs, 10 outputs</text:p>
          </table:table-cell>
          <table:table-cell table:style-name="ce53" table:number-columns-repeated="2"/>
          <table:table-cell table:style-name="ce61"/>
          <table:table-cell table:number-columns-repeated="1013"/>
        </table:table-row>
        <table:table-row table:style-name="ro1">
          <table:table-cell/>
          <table:table-cell table:style-name="ce45" office:value-type="string" calcext:value-type="string">
            <text:p>MLIPS with output</text:p>
          </table:table-cell>
          <table:table-cell table:style-name="ce49" office:value-type="float" office:value="27.5" calcext:value-type="float">
            <text:p>27.50</text:p>
          </table:table-cell>
          <table:table-cell/>
          <table:table-cell office:value-type="string" calcext:value-type="string">
            <text:p>MLIPS with output</text:p>
          </table:table-cell>
          <table:table-cell table:style-name="ce50" table:formula="of:=[.F13]*[.F15]" office:value-type="float" office:value="31.9424300336345" calcext:value-type="float">
            <text:p>31.94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ference share</text:p>
          </table:table-cell>
          <table:table-cell table:style-name="ce50" table:formula="of:=[.C14]/[.C13]" office:value-type="float" office:value="0.387323943661972" calcext:value-type="float">
            <text:p>0.39</text:p>
          </table:table-cell>
          <table:table-cell/>
          <table:table-cell office:value-type="string" calcext:value-type="string">
            <text:p>Inference share</text:p>
          </table:table-cell>
          <table:table-cell table:style-name="ce50" table:formula="of:=[.F22]/[.F21]" office:value-type="float" office:value="0.754361030296569" calcext:value-type="float">
            <text:p>0.75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utput share</text:p>
          </table:table-cell>
          <table:table-cell table:style-name="ce50" table:formula="of:=1-[.C15]" office:value-type="float" office:value="0.612676056338028" calcext:value-type="float">
            <text:p>0.61</text:p>
          </table:table-cell>
          <table:table-cell/>
          <table:table-cell office:value-type="string" calcext:value-type="string">
            <text:p>Output share</text:p>
          </table:table-cell>
          <table:table-cell table:style-name="ce50" table:formula="of:=1-[.F15]" office:value-type="float" office:value="0.245638969703431" calcext:value-type="float">
            <text:p>0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put attempts</text:p>
          </table:table-cell>
          <table:table-cell table:style-name="ce47" office:value-type="float" office:value="3" calcext:value-type="float">
            <text:p>3</text:p>
          </table:table-cell>
          <table:table-cell/>
          <table:table-cell office:value-type="string" calcext:value-type="string">
            <text:p>Output attempts</text:p>
          </table:table-cell>
          <table:table-cell table:style-name="ce15" table:formula="of:=[.C1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ice</text:p>
          </table:table-cell>
          <table:table-cell table:style-name="ce51" table:formula="of:=INT([.C9]/([.C17]*[.C10]))" office:value-type="float" office:value="7" calcext:value-type="float">
            <text:p>7</text:p>
          </table:table-cell>
          <table:table-cell/>
          <table:table-cell office:value-type="string" calcext:value-type="string">
            <text:p>Slice</text:p>
          </table:table-cell>
          <table:table-cell table:style-name="ce16" table:formula="of:=INT([.F9]/([.F17]*[.F10]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Quantum (us)</text:p>
          </table:table-cell>
          <table:table-cell table:style-name="ce49" office:value-type="float" office:value="12.25" calcext:value-type="float">
            <text:p>12.25</text:p>
          </table:table-cell>
          <table:table-cell/>
          <table:table-cell office:value-type="string" calcext:value-type="string">
            <text:p>Quantum (us)</text:p>
          </table:table-cell>
          <table:table-cell table:style-name="ce56" table:formula="of:=[.F10]*[.F21]" office:value-type="float" office:value="19.3623340287122" calcext:value-type="float">
            <text:p>1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um / n (us)</text:p>
          </table:table-cell>
          <table:table-cell table:style-name="ce50" table:formula="of:=[.C20]/[.C10]" office:value-type="float" office:value="0.765625" calcext:value-type="float">
            <text:p>0.77</text:p>
          </table:table-cell>
          <table:table-cell/>
          <table:table-cell office:value-type="string" calcext:value-type="string">
            <text:p>Quantum / n (us)</text:p>
          </table:table-cell>
          <table:table-cell table:style-name="ce50" table:formula="of:=[.F22]+[.F23]" office:value-type="float" office:value="1.93623340287122" calcext:value-type="float">
            <text:p>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ference time (us)</text:p>
          </table:table-cell>
          <table:table-cell table:style-name="ce52" table:formula="of:=[.C15]*[.C21]" office:value-type="float" office:value="0.296544894366197" calcext:value-type="float">
            <text:p>0.30</text:p>
          </table:table-cell>
          <table:table-cell/>
          <table:table-cell office:value-type="string" calcext:value-type="string">
            <text:p>Inference time (us)</text:p>
          </table:table-cell>
          <table:table-cell table:style-name="ce52" table:formula="of:=[.F29]/[.F13]" office:value-type="float" office:value="1.46061902468457" calcext:value-type="float">
            <text:p>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put time (us)</text:p>
          </table:table-cell>
          <table:table-cell table:style-name="ce50" table:formula="of:=[.C16]*[.C21]" office:value-type="float" office:value="0.469080105633803" calcext:value-type="float">
            <text:p>0.47</text:p>
          </table:table-cell>
          <table:table-cell/>
          <table:table-cell office:value-type="string" calcext:value-type="string">
            <text:p>Output time (us)</text:p>
          </table:table-cell>
          <table:table-cell table:style-name="ce50" table:formula="of:=[.F24]+[.F25]" office:value-type="float" office:value="0.475614378186655" calcext:value-type="float">
            <text:p>0.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put fails (us)</text:p>
          </table:table-cell>
          <table:table-cell table:style-name="ce52" table:formula="of:=[.C22]*([.C17]-1)/([.C17]*[.C18])" office:value-type="float" office:value="0.0282423708920188" calcext:value-type="float">
            <text:p>0.03</text:p>
          </table:table-cell>
          <table:table-cell/>
          <table:table-cell office:value-type="string" calcext:value-type="string">
            <text:p>Output fails (us)</text:p>
          </table:table-cell>
          <table:table-cell table:style-name="ce52" table:formula="of:=[.F22]*([.F17]-1)/([.F17]*[.F18])" office:value-type="float" office:value="0.0347766434448706" calcext:value-type="float">
            <text:p>0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put success (us)</text:p>
          </table:table-cell>
          <table:table-cell table:style-name="ce52" table:formula="of:=[.C23]-[.C24]" office:value-type="float" office:value="0.440837734741784" calcext:value-type="float">
            <text:p>0.44</text:p>
          </table:table-cell>
          <table:table-cell/>
          <table:table-cell office:value-type="string" calcext:value-type="string">
            <text:p>Output success (us)</text:p>
          </table:table-cell>
          <table:table-cell table:style-name="ce52" table:formula="of:=[.C25]" office:value-type="float" office:value="0.440837734741784" calcext:value-type="float">
            <text:p>0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ice time (us)</text:p>
          </table:table-cell>
          <table:table-cell table:style-name="ce52" table:formula="of:=[.C18]/[.C13]" office:value-type="float" office:value="0.0985915492957746" calcext:value-type="float">
            <text:p>0.10</text:p>
          </table:table-cell>
          <table:table-cell/>
          <table:table-cell office:value-type="string" calcext:value-type="string">
            <text:p>Slice time (us)</text:p>
          </table:table-cell>
          <table:table-cell table:style-name="ce52" table:formula="of:=[.F18]/[.F13]" office:value-type="float" office:value="0.661255540860947" calcext:value-type="float">
            <text:p>0.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ices / n</text:p>
          </table:table-cell>
          <table:table-cell table:style-name="ce52" table:formula="of:=[.C22]/[.C26]" office:value-type="float" office:value="3.0078125" calcext:value-type="float">
            <text:p>3.01</text:p>
          </table:table-cell>
          <table:table-cell/>
          <table:table-cell office:value-type="string" calcext:value-type="string">
            <text:p>Slices / n</text:p>
          </table:table-cell>
          <table:table-cell table:style-name="ce52" table:formula="of:=[.F22]/[.F26]" office:value-type="float" office:value="2.20885714285714" calcext:value-type="float">
            <text:p>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ferences / n</text:p>
          </table:table-cell>
          <table:table-cell table:style-name="ce50" table:formula="of:=[.C13]*[.C22]" office:value-type="float" office:value="21.0546875" calcext:value-type="float">
            <text:p>21.05</text:p>
          </table:table-cell>
          <table:table-cell/>
          <table:table-cell office:value-type="string" calcext:value-type="string">
            <text:p>Inferences / n</text:p>
          </table:table-cell>
          <table:table-cell table:style-name="ce50" table:formula="of:=[.F32]" office:value-type="float" office:value="61.848" calcext:value-type="float">
            <text:p>61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ges / n</text:p>
          </table:table-cell>
          <table:table-cell table:style-name="ce48" table:formula="of:=[.C9]/[.C10]" office:value-type="float" office:value="22" calcext:value-type="float">
            <text:p>22</text:p>
          </table:table-cell>
          <table:table-cell/>
          <table:table-cell office:value-type="string" calcext:value-type="string">
            <text:p>Edges / n</text:p>
          </table:table-cell>
          <table:table-cell table:style-name="ce50" table:formula="of:=[.F9]/[.F10]" office:value-type="float" office:value="85.9" calcext:value-type="float">
            <text:p>85.90</text:p>
          </table:table-cell>
          <table:table-cell table:number-columns-repeated="1018"/>
        </table:table-row>
        <table:table-row table:style-name="ro1">
          <table:table-cell/>
          <table:table-cell table:style-name="ce46" office:value-type="string" calcext:value-type="string">
            <text:p>Filling %</text:p>
          </table:table-cell>
          <table:table-cell table:style-name="ce49" office:value-type="float" office:value="95.322" calcext:value-type="float">
            <text:p>95.32</text:p>
          </table:table-cell>
          <table:table-cell/>
          <table:table-cell table:style-name="ce45" office:value-type="string" calcext:value-type="string">
            <text:p>Filling %</text:p>
          </table:table-cell>
          <table:table-cell table:style-name="ce49" office:value-type="float" office:value="72" calcext:value-type="float">
            <text:p>72.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ll edges / n</text:p>
          </table:table-cell>
          <table:table-cell table:style-name="ce50" table:formula="of:=[.C31]*[.C30]/100" office:value-type="float" office:value="20.97084" calcext:value-type="float">
            <text:p>20.97</text:p>
          </table:table-cell>
          <table:table-cell/>
          <table:table-cell office:value-type="string" calcext:value-type="string">
            <text:p>Full edges / n</text:p>
          </table:table-cell>
          <table:table-cell table:style-name="ce50" table:formula="of:=[.F31]*[.F30]/100" office:value-type="float" office:value="61.848" calcext:value-type="float">
            <text:p>61.8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style-name="ce52" table:formula="of:=[.C29]-[.C32]" office:value-type="float" office:value="0.083847500000001" calcext:value-type="float">
            <text:p>0.08</text:p>
          </table:table-cell>
          <table:table-cell/>
          <table:table-cell table:style-name="ce55"/>
          <table:table-cell table:style-name="ce57"/>
          <table:table-cell table:number-columns-repeated="1018"/>
        </table:table-row>
        <table:table-row table:style-name="ro1">
          <table:table-cell table:number-columns-repeated="4"/>
          <table:table-cell table:style-name="ce55"/>
          <table:table-cell table:style-name="ce57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s" table:style-name="ta1">
        <table:shapes>
          <draw:frame draw:z-index="0" draw:style-name="gr1" draw:text-style-name="P1" svg:width="7.9024in" svg:height="4.4232in" svg:x="13.5035in" svg:y="3.151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024in" svg:height="4.4232in" svg:x="7.5157in" svg:y="3.1256in">
            <draw:object draw:notify-on-update-of-ranges="Statistics.D4:Statistics.D14 Statistics.D4:Statistics.D14 Statistics.F2:Statistics.F2 Statistics.F4:Statistics.F14 Statistics.D4:Statistics.D14 Statistics.G2:Statistics.G2 Statistics.G4:Statistics.G14 Statistics.D4:Statistics.D14 Statistics.H2:Statistics.H2 Statistics.H4:Statistics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ce43"/>
        <table:table-column table:style-name="co2" table:default-cell-style-name="ce53"/>
        <table:table-column table:style-name="co2" table:default-cell-style-name="ce59"/>
        <table:table-column table:style-name="co2" table:number-columns-repeated="4" table:default-cell-style-name="ce61"/>
        <table:table-column table:style-name="co2" table:default-cell-style-name="ce43"/>
        <table:table-column table:style-name="co2" table:default-cell-style-name="ce61"/>
        <table:table-column table:style-name="co2" table:number-columns-repeated="1013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rder (n)</text:p>
          </table:table-cell>
          <table:table-cell office:value-type="string" calcext:value-type="string">
            <text:p>Ring (-r)</text:p>
          </table:table-cell>
          <table:table-cell office:value-type="string" calcext:value-type="string">
            <text:p>Corrected or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sured KLIPS</text:p>
          </table:table-cell>
          <table:table-cell office:value-type="string" calcext:value-type="string">
            <text:p>Linear KLIPS</text:p>
          </table:table-cell>
          <table:table-cell office:value-type="string" calcext:value-type="string">
            <text:p>Power KLIPS</text:p>
          </table:table-cell>
          <table:table-cell office:value-type="string" calcext:value-type="string">
            <text:p>Error</text:p>
          </table:table-cell>
          <table:table-cell table:style-name="ce61" office:value-type="string" calcext:value-type="string">
            <text:p>Memory (MB)</text:p>
          </table:table-cell>
          <table:table-cell office:value-type="string" calcext:value-type="string">
            <text:p>Est. Memory (MB)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21"/>
          <table:table-cell table:style-name="ce22"/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C$16]*[.$B4]" office:value-type="float" office:value="2.66666666666667" calcext:value-type="float">
            <text:p>2.67</text:p>
          </table:table-cell>
          <table:table-cell table:formula="of:=([.$D4]-[.$D$4])/([.$D$14]-[.$D$4])" office:value-type="float" office:value="0" calcext:value-type="float">
            <text:p>0.0000</text:p>
          </table:table-cell>
          <table:table-cell office:value-type="float" office:value="112345.854" calcext:value-type="float">
            <text:p>112345.854</text:p>
          </table:table-cell>
          <table:table-cell table:formula="of:=[.$F$4]+([.$F$14]-[.$F$4])*[.$E4]" office:value-type="float" office:value="112345.854" calcext:value-type="float">
            <text:p>112345.854</text:p>
          </table:table-cell>
          <table:table-cell table:formula="of:=[.$F$4]+([.$F$14]-[.$F$4])*[.$E4]^([.$C$18]+([.$C$19]-[.$C$18])*[.$E4])" office:value-type="float" office:value="112345.854" calcext:value-type="float">
            <text:p>112345.854</text:p>
          </table:table-cell>
          <table:table-cell table:formula="of:=[.F4]-[.H4]" office:value-type="float" office:value="0" calcext:value-type="float">
            <text:p>0.000</text:p>
          </table:table-cell>
          <table:table-cell office:value-type="float" office:value="4.2" calcext:value-type="float">
            <text:p>4.2</text:p>
          </table:table-cell>
          <table:table-cell table:formula="of:=[.$C$23]+[.$C$22]*([.B4]/[.$B$4]*2^([.C4]-[.$C$4]))" office:value-type="float" office:value="4.2" calcext:value-type="float">
            <text:p>4.2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C$16]*[.$B5]" office:value-type="float" office:value="4" calcext:value-type="float">
            <text:p>4.00</text:p>
          </table:table-cell>
          <table:table-cell table:formula="of:=([.$D5]-[.$D$4])/([.$D$14]-[.$D$4])" office:value-type="float" office:value="0.0161290322580645" calcext:value-type="float">
            <text:p>0.0161</text:p>
          </table:table-cell>
          <table:table-cell office:value-type="float" office:value="104513.876" calcext:value-type="float">
            <text:p>104513.876</text:p>
          </table:table-cell>
          <table:table-cell table:formula="of:=[.$F$4]+([.$F$14]-[.$F$4])*[.$E5]" office:value-type="float" office:value="110934.036935484" calcext:value-type="float">
            <text:p>110934.037</text:p>
          </table:table-cell>
          <table:table-cell table:formula="of:=[.$F$4]+([.$F$14]-[.$F$4])*[.$E5]^([.$C$18]+([.$C$19]-[.$C$18])*[.$E5])" office:value-type="float" office:value="102964.728715041" calcext:value-type="float">
            <text:p>102964.729</text:p>
          </table:table-cell>
          <table:table-cell table:formula="of:=[.F5]-[.H5]" office:value-type="float" office:value="1549.14728495883" calcext:value-type="float">
            <text:p>1549.147</text:p>
          </table:table-cell>
          <table:table-cell office:value-type="float" office:value="4.4" calcext:value-type="float">
            <text:p>4.4</text:p>
          </table:table-cell>
          <table:table-cell table:formula="of:=[.$C$23]+[.$C$22]*([.B5]/[.$B$4]*2^([.C5]-[.$C$4]))" office:value-type="float" office:value="4.346484375" calcext:value-type="float">
            <text:p>4.3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$C$16]*[.$B6]" office:value-type="float" office:value="5.33333333333333" calcext:value-type="float">
            <text:p>5.33</text:p>
          </table:table-cell>
          <table:table-cell table:formula="of:=([.$D6]-[.$D$4])/([.$D$14]-[.$D$4])" office:value-type="float" office:value="0.032258064516129" calcext:value-type="float">
            <text:p>0.0323</text:p>
          </table:table-cell>
          <table:table-cell office:value-type="float" office:value="97967.482" calcext:value-type="float">
            <text:p>97967.482</text:p>
          </table:table-cell>
          <table:table-cell table:formula="of:=[.$F$4]+([.$F$14]-[.$F$4])*[.$E6]" office:value-type="float" office:value="109522.219870968" calcext:value-type="float">
            <text:p>109522.220</text:p>
          </table:table-cell>
          <table:table-cell table:formula="of:=[.$F$4]+([.$F$14]-[.$F$4])*[.$E6]^([.$C$18]+([.$C$19]-[.$C$18])*[.$E6])" office:value-type="float" office:value="98273.0438861604" calcext:value-type="float">
            <text:p>98273.044</text:p>
          </table:table-cell>
          <table:table-cell table:formula="of:=[.F6]-[.H6]" office:value-type="float" office:value="-305.561886160445" calcext:value-type="float">
            <text:p>-305.562</text:p>
          </table:table-cell>
          <table:table-cell office:value-type="float" office:value="4.7" calcext:value-type="float">
            <text:p>4.7</text:p>
          </table:table-cell>
          <table:table-cell table:formula="of:=[.$C$23]+[.$C$22]*([.B6]/[.$B$4]*2^([.C6]-[.$C$4]))" office:value-type="float" office:value="4.7126953125" calcext:value-type="float">
            <text:p>4.7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$C$16]*[.$B7]" office:value-type="float" office:value="8" calcext:value-type="float">
            <text:p>8.00</text:p>
          </table:table-cell>
          <table:table-cell table:formula="of:=([.$D7]-[.$D$4])/([.$D$14]-[.$D$4])" office:value-type="float" office:value="0.0645161290322581" calcext:value-type="float">
            <text:p>0.0645</text:p>
          </table:table-cell>
          <table:table-cell office:value-type="float" office:value="92556.143" calcext:value-type="float">
            <text:p>92556.143</text:p>
          </table:table-cell>
          <table:table-cell table:formula="of:=[.$F$4]+([.$F$14]-[.$F$4])*[.$E7]" office:value-type="float" office:value="106698.585741936" calcext:value-type="float">
            <text:p>106698.586</text:p>
          </table:table-cell>
          <table:table-cell table:formula="of:=[.$F$4]+([.$F$14]-[.$F$4])*[.$E7]^([.$C$18]+([.$C$19]-[.$C$18])*[.$E7])" office:value-type="float" office:value="90979.7538982539" calcext:value-type="float">
            <text:p>90979.754</text:p>
          </table:table-cell>
          <table:table-cell table:formula="of:=[.F7]-[.H7]" office:value-type="float" office:value="1576.3891017461" calcext:value-type="float">
            <text:p>1576.389</text:p>
          </table:table-cell>
          <table:table-cell office:value-type="float" office:value="6" calcext:value-type="float">
            <text:p>6</text:p>
          </table:table-cell>
          <table:table-cell table:formula="of:=[.$C$23]+[.$C$22]*([.B7]/[.$B$4]*2^([.C7]-[.$C$4]))" office:value-type="float" office:value="5.8845703125" calcext:value-type="float">
            <text:p>5.885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[.$C$16]*[.$B8]" office:value-type="float" office:value="10.6666666666667" calcext:value-type="float">
            <text:p>10.67</text:p>
          </table:table-cell>
          <table:table-cell table:formula="of:=([.$D8]-[.$D$4])/([.$D$14]-[.$D$4])" office:value-type="float" office:value="0.0967741935483871" calcext:value-type="float">
            <text:p>0.0968</text:p>
          </table:table-cell>
          <table:table-cell office:value-type="float" office:value="88590.109" calcext:value-type="float">
            <text:p>88590.109</text:p>
          </table:table-cell>
          <table:table-cell table:formula="of:=[.$F$4]+([.$F$14]-[.$F$4])*[.$E8]" office:value-type="float" office:value="103874.951612903" calcext:value-type="float">
            <text:p>103874.952</text:p>
          </table:table-cell>
          <table:table-cell table:formula="of:=[.$F$4]+([.$F$14]-[.$F$4])*[.$E8]^([.$C$18]+([.$C$19]-[.$C$18])*[.$E8])" office:value-type="float" office:value="84909.8005562805" calcext:value-type="float">
            <text:p>84909.801</text:p>
          </table:table-cell>
          <table:table-cell table:formula="of:=[.F8]-[.H8]" office:value-type="float" office:value="3680.30844371955" calcext:value-type="float">
            <text:p>3680.308</text:p>
          </table:table-cell>
          <table:table-cell office:value-type="float" office:value="9.1" calcext:value-type="float">
            <text:p>9.1</text:p>
          </table:table-cell>
          <table:table-cell table:formula="of:=[.$C$23]+[.$C$22]*([.B8]/[.$B$4]*2^([.C8]-[.$C$4]))" office:value-type="float" office:value="8.8142578125" calcext:value-type="float">
            <text:p>8.8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$C$16]*[.$B9]" office:value-type="float" office:value="16" calcext:value-type="float">
            <text:p>16.00</text:p>
          </table:table-cell>
          <table:table-cell table:formula="of:=([.$D9]-[.$D$4])/([.$D$14]-[.$D$4])" office:value-type="float" office:value="0.161290322580645" calcext:value-type="float">
            <text:p>0.1613</text:p>
          </table:table-cell>
          <table:table-cell office:value-type="float" office:value="73297.987" calcext:value-type="float">
            <text:p>73297.987</text:p>
          </table:table-cell>
          <table:table-cell table:formula="of:=[.$F$4]+([.$F$14]-[.$F$4])*[.$E9]" office:value-type="float" office:value="98227.6833548387" calcext:value-type="float">
            <text:p>98227.683</text:p>
          </table:table-cell>
          <table:table-cell table:formula="of:=[.$F$4]+([.$F$14]-[.$F$4])*[.$E9]^([.$C$18]+([.$C$19]-[.$C$18])*[.$E9])" office:value-type="float" office:value="74619.2686917866" calcext:value-type="float">
            <text:p>74619.269</text:p>
          </table:table-cell>
          <table:table-cell table:formula="of:=[.F9]-[.H9]" office:value-type="float" office:value="-1321.28169178659" calcext:value-type="float">
            <text:p>-1321.282</text:p>
          </table:table-cell>
          <table:table-cell office:value-type="float" office:value="18.6" calcext:value-type="float">
            <text:p>18.6</text:p>
          </table:table-cell>
          <table:table-cell table:formula="of:=[.$C$23]+[.$C$22]*([.B9]/[.$B$4]*2^([.C9]-[.$C$4]))" office:value-type="float" office:value="18.1892578125" calcext:value-type="float">
            <text:p>18.1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$C$16]*[.$B10]" office:value-type="float" office:value="21.3333333333333" calcext:value-type="float">
            <text:p>21.33</text:p>
          </table:table-cell>
          <table:table-cell table:formula="of:=([.$D10]-[.$D$4])/([.$D$14]-[.$D$4])" office:value-type="float" office:value="0.225806451612903" calcext:value-type="float">
            <text:p>0.2258</text:p>
          </table:table-cell>
          <table:table-cell office:value-type="float" office:value="61144.591" calcext:value-type="float">
            <text:p>61144.591</text:p>
          </table:table-cell>
          <table:table-cell table:formula="of:=[.$F$4]+([.$F$14]-[.$F$4])*[.$E10]" office:value-type="float" office:value="92580.4150967742" calcext:value-type="float">
            <text:p>92580.415</text:p>
          </table:table-cell>
          <table:table-cell table:formula="of:=[.$F$4]+([.$F$14]-[.$F$4])*[.$E10]^([.$C$18]+([.$C$19]-[.$C$18])*[.$E10])" office:value-type="float" office:value="65895.7294183461" calcext:value-type="float">
            <text:p>65895.729</text:p>
          </table:table-cell>
          <table:table-cell table:formula="of:=[.F10]-[.H10]" office:value-type="float" office:value="-4751.13841834612" calcext:value-type="float">
            <text:p>-4751.138</text:p>
          </table:table-cell>
          <table:table-cell office:value-type="float" office:value="42.8" calcext:value-type="float">
            <text:p>42.8</text:p>
          </table:table-cell>
          <table:table-cell table:formula="of:=[.$C$23]+[.$C$22]*([.B10]/[.$B$4]*2^([.C10]-[.$C$4]))" office:value-type="float" office:value="41.6267578125" calcext:value-type="float">
            <text:p>41.6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$C$16]*[.$B11]" office:value-type="float" office:value="32" calcext:value-type="float">
            <text:p>32.00</text:p>
          </table:table-cell>
          <table:table-cell table:formula="of:=([.$D11]-[.$D$4])/([.$D$14]-[.$D$4])" office:value-type="float" office:value="0.354838709677419" calcext:value-type="float">
            <text:p>0.3548</text:p>
          </table:table-cell>
          <table:table-cell office:value-type="float" office:value="52005.031" calcext:value-type="float">
            <text:p>52005.031</text:p>
          </table:table-cell>
          <table:table-cell table:formula="of:=[.$F$4]+([.$F$14]-[.$F$4])*[.$E11]" office:value-type="float" office:value="81285.8785806452" calcext:value-type="float">
            <text:p>81285.879</text:p>
          </table:table-cell>
          <table:table-cell table:formula="of:=[.$F$4]+([.$F$14]-[.$F$4])*[.$E11]^([.$C$18]+([.$C$19]-[.$C$18])*[.$E11])" office:value-type="float" office:value="51741.5184728926" calcext:value-type="float">
            <text:p>51741.518</text:p>
          </table:table-cell>
          <table:table-cell table:formula="of:=[.F11]-[.H11]" office:value-type="float" office:value="263.512527107378" calcext:value-type="float">
            <text:p>263.513</text:p>
          </table:table-cell>
          <table:table-cell office:value-type="float" office:value="119.9" calcext:value-type="float">
            <text:p>119.9</text:p>
          </table:table-cell>
          <table:table-cell table:formula="of:=[.$C$23]+[.$C$22]*([.B11]/[.$B$4]*2^([.C11]-[.$C$4]))" office:value-type="float" office:value="116.6267578125" calcext:value-type="float">
            <text:p>116.6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$C$16]*[.$B12]" office:value-type="float" office:value="42.6666666666667" calcext:value-type="float">
            <text:p>42.67</text:p>
          </table:table-cell>
          <table:table-cell table:formula="of:=([.$D12]-[.$D$4])/([.$D$14]-[.$D$4])" office:value-type="float" office:value="0.483870967741936" calcext:value-type="float">
            <text:p>0.4839</text:p>
          </table:table-cell>
          <table:table-cell office:value-type="float" office:value="34658.777" calcext:value-type="float">
            <text:p>34658.777</text:p>
          </table:table-cell>
          <table:table-cell table:formula="of:=[.$F$4]+([.$F$14]-[.$F$4])*[.$E12]" office:value-type="float" office:value="69991.3420645161" calcext:value-type="float">
            <text:p>69991.342</text:p>
          </table:table-cell>
          <table:table-cell table:formula="of:=[.$F$4]+([.$F$14]-[.$F$4])*[.$E12]^([.$C$18]+([.$C$19]-[.$C$18])*[.$E12])" office:value-type="float" office:value="41114.0418605029" calcext:value-type="float">
            <text:p>41114.042</text:p>
          </table:table-cell>
          <table:table-cell table:formula="of:=[.F12]-[.H12]" office:value-type="float" office:value="-6455.26486050285" calcext:value-type="float">
            <text:p>-6455.265</text:p>
          </table:table-cell>
          <table:table-cell office:value-type="float" office:value="317.9" calcext:value-type="float">
            <text:p>317.9</text:p>
          </table:table-cell>
          <table:table-cell table:formula="of:=[.$C$23]+[.$C$22]*([.B12]/[.$B$4]*2^([.C12]-[.$C$4]))" office:value-type="float" office:value="304.1267578125" calcext:value-type="float">
            <text:p>304.1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[.$C$16]*[.$B13]" office:value-type="float" office:value="64" calcext:value-type="float">
            <text:p>64.00</text:p>
          </table:table-cell>
          <table:table-cell table:formula="of:=([.$D13]-[.$D$4])/([.$D$14]-[.$D$4])" office:value-type="float" office:value="0.741935483870968" calcext:value-type="float">
            <text:p>0.7419</text:p>
          </table:table-cell>
          <table:table-cell office:value-type="float" office:value="29574.248" calcext:value-type="float">
            <text:p>29574.248</text:p>
          </table:table-cell>
          <table:table-cell table:formula="of:=[.$F$4]+([.$F$14]-[.$F$4])*[.$E13]" office:value-type="float" office:value="47402.2690322581" calcext:value-type="float">
            <text:p>47402.269</text:p>
          </table:table-cell>
          <table:table-cell table:formula="of:=[.$F$4]+([.$F$14]-[.$F$4])*[.$E13]^([.$C$18]+([.$C$19]-[.$C$18])*[.$E13])" office:value-type="float" office:value="28444.2097302512" calcext:value-type="float">
            <text:p>28444.210</text:p>
          </table:table-cell>
          <table:table-cell table:formula="of:=[.F13]-[.H13]" office:value-type="float" office:value="1130.03826974877" calcext:value-type="float">
            <text:p>1130.038</text:p>
          </table:table-cell>
          <table:table-cell office:value-type="float" office:value="936.9" calcext:value-type="float">
            <text:p>936.9</text:p>
          </table:table-cell>
          <table:table-cell table:formula="of:=[.$C$23]+[.$C$22]*([.B13]/[.$B$4]*2^([.C13]-[.$C$4]))" office:value-type="float" office:value="904.1267578125" calcext:value-type="float">
            <text:p>904.1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formula="of:=[.$C$16]*[.$B14]" office:value-type="float" office:value="85.3333333333333" calcext:value-type="float">
            <text:p>85.33</text:p>
          </table:table-cell>
          <table:table-cell table:formula="of:=([.$D14]-[.$D$4])/([.$D$14]-[.$D$4])" office:value-type="float" office:value="1" calcext:value-type="float">
            <text:p>1.0000</text:p>
          </table:table-cell>
          <table:table-cell office:value-type="float" office:value="24813.196" calcext:value-type="float">
            <text:p>24813.196</text:p>
          </table:table-cell>
          <table:table-cell table:formula="of:=[.$F$4]+([.$F$14]-[.$F$4])*[.$E14]" office:value-type="float" office:value="24813.196" calcext:value-type="float">
            <text:p>24813.196</text:p>
          </table:table-cell>
          <table:table-cell table:formula="of:=[.$F$4]+([.$F$14]-[.$F$4])*[.$E14]^([.$C$18]+([.$C$19]-[.$C$18])*[.$E14])" office:value-type="float" office:value="24813.196" calcext:value-type="float">
            <text:p>24813.196</text:p>
          </table:table-cell>
          <table:table-cell table:formula="of:=[.F14]-[.H14]" office:value-type="float" office:value="0" calcext:value-type="float">
            <text:p>0.000</text:p>
          </table:table-cell>
          <table:table-cell office:value-type="float" office:value="2400" calcext:value-type="float">
            <text:p>2400</text:p>
          </table:table-cell>
          <table:table-cell table:formula="of:=[.$C$23]+[.$C$22]*([.B14]/[.$B$4]*2^([.C14]-[.$C$4]))" office:value-type="float" office:value="2404.1267578125" calcext:value-type="float">
            <text:p>2404.12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ce53" table:formula="of:=4/3" office:value-type="float" office:value="1.33333333333333" calcext:value-type="float">
            <text:p>1.33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Max power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Min power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Standard deviation</text:p>
          </table:table-cell>
          <table:table-cell table:style-name="ce61" table:formula="of:=STDEV([.I4:.I14])" office:value-type="float" office:value="2896.66734515901" calcext:value-type="float">
            <text:p>2896.667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Unit Memory</text:p>
          </table:table-cell>
          <table:table-cell table:style-name="ce61" table:formula="of:=[.$J$14]/([.$B$14]/[.$B$4]*2^([.$C$14]-[.$C$4]))" office:value-type="float" office:value="0.0732421875" calcext:value-type="float">
            <text:p>0.073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Base Memory</text:p>
          </table:table-cell>
          <table:table-cell table:style-name="ce61" table:formula="of:=[.$J$4]-[.$C$22]" office:value-type="float" office:value="4.1267578125" calcext:value-type="float">
            <text:p>4.127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rder (n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tes</text:p>
          </table:table-cell>
          <table:table-cell table:formula="of:=2*[.C25]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oints</text:p>
          </table:table-cell>
          <table:table-cell table:formula="of:=10*[.C25]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lays</text:p>
          </table:table-cell>
          <table:table-cell table:formula="of:=4*[.C25]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formula="of:=SUM([.C26:.C28])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ges</text:p>
          </table:table-cell>
          <table:table-cell table:formula="of:=3*([.C26]+[.C27])/2+[.C28]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ng (-r)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mory/Edge (KB)</text:p>
          </table:table-cell>
          <table:table-cell table:style-name="ce61" table:formula="of:=1024*[.$C$22]/[.C30]*[.C25]/[.$B$4]*2^([.C31]-[.$C$4])" office:value-type="float" office:value="1.70454545454545" calcext:value-type="float">
            <text:p>1.705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09:29:03.790481288</meta:creation-date>
    <meta:generator>LibreOffice/7.3.7.2$Linux_X86_64 LibreOffice_project/30$Build-2</meta:generator>
    <dc:date>2022-12-29T12:28:43.193247482</dc:date>
    <meta:editing-duration>PT22H49M54S</meta:editing-duration>
    <meta:editing-cycles>114</meta:editing-cycles>
    <meta:document-statistic meta:table-count="2" meta:cell-count="2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73cm" svg:height="11.236cm" xlink:href="." xlink:type="simple" chart:class="chart:scatter" chart:style-name="ch1">
        <chart:title svg:x="7.294cm" svg:y="0.36cm" chart:style-name="ch2">
          <text:p>Performance of "loopmark"</text:p>
        </chart:title>
        <chart:legend chart:legend-position="end" svg:x="17.565cm" svg:y="4.074cm" style:legend-expansion="high" chart:style-name="ch3"/>
        <chart:plot-area chart:style-name="ch4" chart:data-source-has-labels="both" svg:x="1.412cm" svg:y="1.363cm" svg:width="15.752cm" svg:height="8.668cm">
          <chart:coordinate-region svg:x="2147483.647cm" svg:y="2147483.647cm" svg:width="0cm" svg:height="0cm"/>
          <chart:axis chart:dimension="x" chart:name="primary-x" chart:style-name="ch5" chartooo:axis-type="auto">
            <chart:title svg:x="8.821cm" svg:y="10.255cm" chart:style-name="ch6">
              <text:p>Order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6.204cm" chart:style-name="ch8">
              <text:p>KLIPS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scatter">
            <chart:data-point chart:repeated="11"/>
          </chart:series>
          <chart:series chart:style-name="ch11" chart:values-cell-range-address="local-table.$C$2:.$C$12" chart:label-cell-address="local-table.$C$1" chart:class="chart:scatter">
            <chart:data-point chart:repeated="11"/>
          </chart:series>
          <chart:series chart:style-name="ch12" chart:values-cell-range-address="local-table.$D$2:.$D$12" chart:label-cell-address="local-table.$D$1" chart:class="chart:scatter">
            <chart:data-point chart:repeated="11"/>
          </chart:series>
          <chart:series chart:style-name="ch13" chart:values-cell-range-address="local-table.$E$2:.$E$12" chart:label-cell-address="local-table.$E$1" chart:class="chart:scatter">
            <chart:data-point chart:repeated="11"/>
          </chart:series>
          <chart:series chart:style-name="ch14" chart:values-cell-range-address="local-table.$F$2:.$F$12" chart:label-cell-address="local-table.$F$1" chart:class="chart:scatter">
            <chart:data-point chart:repeated="11"/>
          </chart:series>
          <chart:series chart:style-name="ch15" chart:values-cell-range-address="local-table.$G$2:.$G$12" chart:label-cell-address="local-table.$G$1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73cm" svg:height="11.236cm" xlink:href=".." xlink:type="simple" chart:class="chart:scatter" chart:column-mapping="0 1 2" chart:style-name="ch1">
        <chart:title svg:x="7.294cm" svg:y="0.36cm" chart:style-name="ch2">
          <text:p>Performance of "loopmark"</text:p>
        </chart:title>
        <chart:legend chart:legend-position="end" svg:x="16.11cm" svg:y="4.821cm" style:legend-expansion="high" chart:style-name="ch3"/>
        <chart:plot-area chart:style-name="ch4" table:cell-range-address="Statistics.D4:Statistics.D14 Statistics.F2:Statistics.H2 Statistics.F4:Statistics.H14" chart:data-source-has-labels="both" svg:x="1.412cm" svg:y="1.363cm" svg:width="14.297cm" svg:height="8.668cm">
          <chart:coordinate-region svg:x="3.436cm" svg:y="1.562cm" svg:width="11.848cm" svg:height="7.822cm"/>
          <chart:axis chart:dimension="x" chart:name="primary-x" chart:style-name="ch5" chartooo:axis-type="auto">
            <chart:title svg:x="8.093cm" svg:y="10.255cm" chart:style-name="ch6">
              <text:p>Order</text:p>
            </chart:title>
            <chart:categories table:cell-range-address="Statistics.D4:Statistics.D14"/>
          </chart:axis>
          <chart:axis chart:dimension="y" chart:name="primary-y" chart:style-name="ch7">
            <chart:title svg:x="0.451cm" svg:y="6.204cm" chart:style-name="ch8">
              <text:p>KLIPS</text:p>
            </chart:title>
            <chart:grid chart:style-name="ch9" chart:class="major"/>
          </chart:axis>
          <chart:series chart:style-name="ch10" chart:values-cell-range-address="Statistics.F4:Statistics.F14" chart:label-cell-address="Statistics.F2:Statistics.F2" chart:class="chart:scatter">
            <chart:domain table:cell-range-address="Statistics.D4:Statistics.D14"/>
            <chart:data-point chart:repeated="11"/>
          </chart:series>
          <chart:series chart:style-name="ch11" chart:values-cell-range-address="Statistics.G4:Statistics.G14" chart:label-cell-address="Statistics.G2:Statistics.G2" chart:class="chart:scatter">
            <chart:data-point chart:repeated="11"/>
          </chart:series>
          <chart:series chart:style-name="ch12" chart:values-cell-range-address="Statistics.H4:Statistics.H14" chart:label-cell-address="Statistics.H2:Statistics.H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 KLIPS</text:p>
                <draw:g>
                  <svg:desc>Statistics.F2:Statistics.F2</svg:desc>
                </draw:g>
              </table:table-cell>
              <table:table-cell office:value-type="string">
                <text:p>Linear KLIPS</text:p>
                <draw:g>
                  <svg:desc>Statistics.G2:Statistics.G2</svg:desc>
                </draw:g>
              </table:table-cell>
              <table:table-cell office:value-type="string">
                <text:p>Power KLIPS</text:p>
                <draw:g>
                  <svg:desc>Statistics.H2:Statistics.H2</svg:desc>
                </draw:g>
              </table:table-cell>
            </table:table-row>
          </table:table-header-rows>
          <table:table-rows>
            <table:table-row>
              <table:table-cell office:value-type="float" office:value="2.66666666666667">
                <text:p>2.66666666666667</text:p>
                <draw:g>
                  <svg:desc>Statistics.D4:Statistics.D14</svg:desc>
                </draw:g>
              </table:table-cell>
              <table:table-cell office:value-type="float" office:value="2.66666666666667">
                <text:p>2.66666666666667</text:p>
                <draw:g>
                  <svg:desc>Statistics.D4:Statistics.D14</svg:desc>
                </draw:g>
              </table:table-cell>
              <table:table-cell office:value-type="float" office:value="112345.854">
                <text:p>112345.854</text:p>
                <draw:g>
                  <svg:desc>Statistics.F4:Statistics.F14</svg:desc>
                </draw:g>
              </table:table-cell>
              <table:table-cell office:value-type="float" office:value="112345.854">
                <text:p>112345.854</text:p>
                <draw:g>
                  <svg:desc>Statistics.G4:Statistics.G14</svg:desc>
                </draw:g>
              </table:table-cell>
              <table:table-cell office:value-type="float" office:value="112345.854">
                <text:p>112345.854</text:p>
                <draw:g>
                  <svg:desc>Statistics.H4:Statistics.H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4513.876">
                <text:p>104513.876</text:p>
              </table:table-cell>
              <table:table-cell office:value-type="float" office:value="110934.036935484">
                <text:p>110934.036935484</text:p>
              </table:table-cell>
              <table:table-cell office:value-type="float" office:value="102964.728715041">
                <text:p>102964.728715041</text:p>
              </table:table-cell>
            </table:table-row>
            <table:table-row>
              <table:table-cell office:value-type="float" office:value="5.33333333333333">
                <text:p>5.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97967.482">
                <text:p>97967.482</text:p>
              </table:table-cell>
              <table:table-cell office:value-type="float" office:value="109522.219870968">
                <text:p>109522.219870968</text:p>
              </table:table-cell>
              <table:table-cell office:value-type="float" office:value="98273.0438861604">
                <text:p>98273.04388616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2556.143">
                <text:p>92556.143</text:p>
              </table:table-cell>
              <table:table-cell office:value-type="float" office:value="106698.585741936">
                <text:p>106698.585741936</text:p>
              </table:table-cell>
              <table:table-cell office:value-type="float" office:value="90979.7538982539">
                <text:p>90979.7538982539</text:p>
              </table:table-cell>
            </table:table-row>
            <table:table-row>
              <table:table-cell office:value-type="float" office:value="10.6666666666667">
                <text:p>10.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88590.109">
                <text:p>88590.109</text:p>
              </table:table-cell>
              <table:table-cell office:value-type="float" office:value="103874.951612903">
                <text:p>103874.951612903</text:p>
              </table:table-cell>
              <table:table-cell office:value-type="float" office:value="84909.8005562805">
                <text:p>84909.80055628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3297.987">
                <text:p>73297.987</text:p>
              </table:table-cell>
              <table:table-cell office:value-type="float" office:value="98227.6833548387">
                <text:p>98227.6833548387</text:p>
              </table:table-cell>
              <table:table-cell office:value-type="float" office:value="74619.2686917866">
                <text:p>74619.2686917866</text:p>
              </table:table-cell>
            </table:table-row>
            <table:table-row>
              <table:table-cell office:value-type="float" office:value="21.3333333333333">
                <text:p>21.3333333333333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61144.591">
                <text:p>61144.591</text:p>
              </table:table-cell>
              <table:table-cell office:value-type="float" office:value="92580.4150967742">
                <text:p>92580.4150967742</text:p>
              </table:table-cell>
              <table:table-cell office:value-type="float" office:value="65895.7294183461">
                <text:p>65895.72941834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005.031">
                <text:p>52005.031</text:p>
              </table:table-cell>
              <table:table-cell office:value-type="float" office:value="81285.8785806452">
                <text:p>81285.8785806452</text:p>
              </table:table-cell>
              <table:table-cell office:value-type="float" office:value="51741.5184728926">
                <text:p>51741.5184728926</text:p>
              </table:table-cell>
            </table:table-row>
            <table:table-row>
              <table:table-cell office:value-type="float" office:value="42.6666666666667">
                <text:p>42.6666666666667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34658.777">
                <text:p>34658.777</text:p>
              </table:table-cell>
              <table:table-cell office:value-type="float" office:value="69991.3420645161">
                <text:p>69991.3420645161</text:p>
              </table:table-cell>
              <table:table-cell office:value-type="float" office:value="41114.0418605029">
                <text:p>41114.04186050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9574.248">
                <text:p>29574.248</text:p>
              </table:table-cell>
              <table:table-cell office:value-type="float" office:value="47402.2690322581">
                <text:p>47402.2690322581</text:p>
              </table:table-cell>
              <table:table-cell office:value-type="float" office:value="28444.2097302512">
                <text:p>28444.2097302512</text:p>
              </table:table-cell>
            </table:table-row>
            <table:table-row>
              <table:table-cell office:value-type="float" office:value="85.3333333333333">
                <text:p>85.3333333333333</text:p>
              </table:table-cell>
              <table:table-cell office:value-type="float" office:value="85.3333333333333">
                <text:p>85.3333333333333</text:p>
              </table:table-cell>
              <table:table-cell office:value-type="float" office:value="24813.196">
                <text:p>24813.196</text:p>
              </table:table-cell>
              <table:table-cell office:value-type="float" office:value="24813.196">
                <text:p>24813.196</text:p>
              </table:table-cell>
              <table:table-cell office:value-type="float" office:value="24813.196">
                <text:p>24813.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